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</text:p>
      <text:p text:style-name="P1">ФЕДЕРАЛЬНОЕ АГЕНСТВО ПО ОБРАЗОВАНИЮ</text:p>
      <text:p text:style-name="P1"/>
      <text:p text:style-name="P1">АРЗАМАССКИЙ ПОЛИТЕХНИЧЕСКИЙ ИНСТИТУТ (ФИЛИАЛ) НИЖЕГОРОДСКОГО ГОСУДАРСТВЕННОГОТЕХНИЧЕСКОГО УНИВЕРСИТЕТА им. Р.Е. Алексеева</text:p>
      <text:p text:style-name="P1"/>
      <text:p text:style-name="P1"/>
      <text:p text:style-name="P2">Факультет ИЭП<text:tab/><text:tab/><text:tab/>КР-АПИ(ф)НГТУ-210200.65-(АВР09-1)-03-13</text:p>
      <text:p text:style-name="P2">Кафедра КиТ РЭС</text:p>
      <text:p text:style-name="P2"/>
      <text:p text:style-name="P2"/>
      <text:p text:style-name="P1">ПОЯСНИТЕЛЬНАЯ ЗАПИСКА</text:p>
      <text:p text:style-name="P1">к курсовой работе по проектированию устройств СВЧ</text:p>
      <text:p text:style-name="P1"/>
      <text:p text:style-name="P1">Тема: Проектирование оптимальной ВЩА с 10 продольными щелями на широкой стенке</text:p>
      <text:p text:style-name="P1"/>
      <text:p text:style-name="P1"/>
      <text:p text:style-name="P1"/>
      <text:p text:style-name="P1"/>
      <text:p text:style-name="P1"/>
      <text:p text:style-name="P1"/>
      <text:p text:style-name="P3">Выполнил:</text:p>
      <text:p text:style-name="P3">студент группы АВР09-1</text:p>
      <text:p text:style-name="P3">Муртазина Е.В.</text:p>
      <text:p text:style-name="P3">Проверил:</text:p>
      <text:p text:style-name="P3">Рязанов А.В.</text:p>
      <text:p text:style-name="P3"/>
      <text:p text:style-name="P1">Арзамас 2013 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4:53:57.911000000</meta:creation-date>
    <dc:date>2013-11-30T15:05:22.420000000</dc:date>
    <meta:editing-duration>P0D</meta:editing-duration>
    <meta:editing-cycles>1</meta:editing-cycles>
    <meta:document-statistic meta:table-count="0" meta:image-count="0" meta:object-count="0" meta:page-count="1" meta:paragraph-count="14" meta:word-count="58" meta:character-count="507" meta:non-whitespace-character-count="461"/>
    <meta:generator>LibreOffice/4.1.3.2$Windows_x86 LibreOffice_project/70feb7d99726f064edab4605a8ab840c50ec57a</meta:generator>
  </office:meta>
</office:document-meta>
</file>